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page-number="0"/>
    </style:style>
    <style:style style:name="T2" style:parent-style-name="DefaultParagraphFont" style:family="text">
      <style:text-properties style:font-name="Times New Roman" style:font-name-asian="Times New Roman" style:font-name-complex="Times New Roman" fo:text-transform="uppercase" fo:color="#8496B0" fo:font-size="28pt" style:font-size-asian="28pt" style:font-size-complex="28pt"/>
    </style:style>
    <style:style style:name="P3" style:parent-style-name="NoSpacing" style:family="paragraph">
      <style:paragraph-properties fo:margin-top="0.0833in"/>
    </style:style>
    <style:style style:name="T4" style:parent-style-name="DefaultParagraphFont" style:family="text">
      <style:text-properties style:font-name="Times New Roman" style:font-name-complex="Times New Roman" fo:color="#4472C4" fo:font-size="18pt" style:font-size-asian="18pt" style:font-size-complex="18pt"/>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fo:color="#4472C4" fo:font-size="18pt" style:font-size-asian="18pt" style:font-size-complex="18pt"/>
    </style:style>
    <style:style style:name="P7" style:parent-style-name="Normal" style:family="paragraph">
      <style:paragraph-properties fo:text-align="end"/>
      <style:text-properties style:font-name="Times New Roman" style:font-name-complex="Times New Roman" fo:font-weight="bold" style:font-weight-asian="bold" style:font-weight-complex="bold" fo:text-transform="uppercase" fo:color="#4472C4" fo:font-size="16pt" style:font-size-asian="16pt" style:font-size-complex="16pt"/>
    </style:style>
    <style:style style:name="P8" style:parent-style-name="Normal" style:family="paragraph">
      <style:paragraph-properties fo:text-align="end"/>
      <style:text-properties style:font-name="Times New Roman" style:font-name-complex="Times New Roman" fo:text-transform="uppercase" fo:color="#4472C4" fo:font-size="14pt" style:font-size-asian="14pt" style:font-size-complex="14pt"/>
    </style:style>
    <style:style style:name="P9" style:parent-style-name="Normal" style:family="paragraph">
      <style:paragraph-properties fo:text-align="end"/>
      <style:text-properties style:font-name="Times New Roman" style:font-name-complex="Times New Roman" fo:text-transform="uppercase" fo:color="#4472C4" fo:font-size="14pt" style:font-size-asian="14pt" style:font-size-complex="14pt"/>
    </style:style>
    <style:style style:name="P10" style:parent-style-name="Normal" style:family="paragraph">
      <style:paragraph-properties fo:text-align="end"/>
      <style:text-properties style:font-name="Times New Roman" style:font-name-complex="Times New Roman" fo:text-transform="uppercase" fo:color="#4472C4" fo:font-size="14pt" style:font-size-asian="14pt" style:font-size-complex="14pt"/>
    </style:style>
    <style:style style:name="P11" style:parent-style-name="Normal" style:family="paragraph">
      <style:paragraph-properties fo:text-align="end"/>
      <style:text-properties style:font-name="Times New Roman" style:font-name-complex="Times New Roman" fo:text-transform="uppercase" fo:color="#4472C4" fo:font-size="14pt" style:font-size-asian="14pt" style:font-size-complex="14pt"/>
    </style:style>
    <style:style style:name="P12" style:parent-style-name="Normal" style:family="paragraph">
      <style:paragraph-properties fo:break-before="page"/>
    </style:style>
    <style:style style:name="P13" style:parent-style-name="Normal" style:family="paragraph">
      <style:paragraph-properties fo:text-align="justify"/>
    </style:style>
    <style:style style:name="T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Normal" style:family="paragraph">
      <style:paragraph-properties fo:text-align="justify"/>
      <style:text-properties style:font-name="Times New Roman" style:font-name-complex="Times New Roman" fo:font-size="12pt" style:font-size-asian="12pt" style:font-size-complex="12pt"/>
    </style:style>
    <style:style style:name="P17" style:parent-style-name="Normal" style:family="paragraph">
      <style:paragraph-properties fo:text-align="justify"/>
      <style:text-properties style:font-name="Times New Roman" style:font-name-complex="Times New Roman" fo:font-size="12pt" style:font-size-asian="12pt" style:font-size-complex="12pt"/>
    </style:style>
    <style:style style:name="P18"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19"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20"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21"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22" style:parent-style-name="Normal" style:family="paragraph">
      <style:paragraph-properties fo:text-align="justify"/>
      <style:text-properties style:font-name="Times New Roman" style:font-name-complex="Times New Roman" fo:font-size="12pt" style:font-size-asian="12pt" style:font-size-complex="12pt"/>
    </style:style>
    <style:style style:name="P23" style:parent-style-name="Normal" style:family="paragraph">
      <style:paragraph-properties fo:text-align="justify"/>
    </style:style>
    <style:style style:name="T2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P26" style:parent-style-name="Normal" style:family="paragraph">
      <style:paragraph-properties fo:text-align="justify"/>
      <style:text-properties style:font-name="Times New Roman" style:font-name-complex="Times New Roman" fo:font-size="12pt" style:font-size-asian="12pt" style:font-size-complex="12pt"/>
    </style:style>
    <style:style style:name="P27" style:parent-style-name="Normal" style:family="paragraph">
      <style:paragraph-properties fo:text-align="justify"/>
    </style:style>
    <style:style style:name="T2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P33" style:parent-style-name="Normal" style:family="paragraph">
      <style:paragraph-properties fo:text-align="justify"/>
      <style:text-properties style:font-name="Times New Roman" style:font-name-complex="Times New Roman" fo:font-size="12pt" style:font-size-asian="12pt" style:font-size-complex="12pt"/>
    </style:style>
    <style:style style:name="P34" style:parent-style-name="Normal" style:family="paragraph">
      <style:paragraph-properties fo:text-align="justify"/>
      <style:text-properties style:font-name="Times New Roman" style:font-name-complex="Times New Roman" fo:font-size="12pt" style:font-size-asian="12pt" style:font-size-complex="12pt"/>
    </style:style>
    <style:style style:name="P35"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36"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37"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38"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39"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40" style:parent-style-name="Normal" style:family="paragraph">
      <style:paragraph-properties fo:text-align="justify"/>
      <style:text-properties style:font-name="Times New Roman" style:font-name-complex="Times New Roman" fo:font-size="12pt" style:font-size-asian="12pt" style:font-size-complex="12pt"/>
    </style:style>
    <style:style style:name="P41" style:parent-style-name="Normal" style:family="paragraph">
      <style:paragraph-properties fo:text-align="justify"/>
      <style:text-properties style:font-name="Times New Roman" style:font-name-complex="Times New Roman" fo:font-size="12pt" style:font-size-asian="12pt" style:font-size-complex="12pt"/>
    </style:style>
    <style:style style:name="P42" style:parent-style-name="Normal" style:family="paragraph">
      <style:paragraph-properties fo:text-align="justify"/>
      <style:text-properties style:font-name="Times New Roman" style:font-name-complex="Times New Roman" fo:font-size="12pt" style:font-size-asian="12pt" style:font-size-complex="12pt"/>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0694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0288" draw:id="id0" draw:style-name="a0" draw:name="Text Box 62" text:anchor-type="paragraph" svg:x="0in" svg:y="0in" svg:width="6.5in" svg:height="1in" style:rel-width="scale" style:rel-height="scale"><draw:text-box><text:p text:style-name="NoSpacing"><text:span text:style-name="T2">COMPUTER nETWORKS CSU33D03</text:span></text:p><text:p text:style-name="P3"><text:span text:style-name="T4">Equation Solving Network Using TXP</text:span><text:span text:style-name="T5"><text:s/></text:span></text:p><text:p text:style-name="Normal"/></draw:text-box><svg:title/><svg:desc/></draw:frame><text:span text:style-name="T6"><draw:g draw:z-index="251659264" draw:name="Group 2" draw:id="id6" draw:style-name="a6" text:anchor-type="paragraph"><svg:title/><svg:desc/><draw:custom-shape svg:x="3.84379in" svg:y="3.50764in" svg:width="3.81246in" svg:height="4.17591in" draw:id="id1" draw:style-name="a1" draw:name="Freeform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08in" svg:y="3.84199in" svg:width="4.78217in" svg:height="5.22339in" draw:id="id2" draw:style-name="a2" draw:name="Freeform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28in" svg:y="3.66897in" svg:width="4.70297in" svg:height="5.13688in" draw:id="id3" draw:style-name="a3" draw:name="Freeform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847in" svg:y="4.24181in" svg:width="4.19778in" svg:height="4.59677in" draw:id="id4" draw:style-name="a4" draw:name="Freeform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875in" svg:y="3.73444in" svg:width="5.8375in" svg:height="6.38778in" draw:id="id5" draw:style-name="a5" draw:name="Freeform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text:p>
      <text:p text:style-name="Normal"><draw:frame draw:z-index="251663360" draw:id="id7" draw:style-name="a7" draw:name="Text Box 200" text:anchor-type="paragraph" svg:x="0in" svg:y="7.31875in" svg:width="3.9in" svg:height="2.04097in" style:rel-width="scale" style:rel-height="scale"><draw:text-box><text:p text:style-name="P7">gROUP 1</text:p><text:p text:style-name="P8">adam niezabitowski</text:p><text:p text:style-name="P9">jAMES LIU</text:p><text:p text:style-name="P10">Parker Jack kavanagh</text:p><text:p text:style-name="P11">Matthew noble</text:p></draw:text-box><svg:title/><svg:desc/></draw:frame></text:p>
      <text:p text:style-name="P12"/>
      <text:soft-page-break/>
      <text:p text:style-name="P13"><text:span text:style-name="T14">Introduction:<text:s/></text:span><text:span text:style-name="T15">the aim of this project was to design and implement an efficient computer networking consensus protocol. In this case, the consensus agreed on amongst the four groups was one that checked whether or not a mathematical equation was valid, the groups with whom we collaborated were groups 5, 11 and 17.<text:s/></text:span></text:p>
      <text:p text:style-name="P16">The majority, if not all of the final project was written in c#, this being a .net language which allows for easy cross-platform distribution.<text:s/></text:p>
      <text:p text:style-name="P17">The main feature the project required the final product to consist of were the following:</text:p>
      <text:list text:style-name="LFO1" text:continue-numbering="true">
        <text:list-item>
          <text:p text:style-name="P18">Discover: this being the discovery of nodes by other nodes, essentially, the other clients being aware of who is connected to the server.</text:p>
        </text:list-item>
        <text:list-item>
          <text:p text:style-name="P19">Negotiate: negotiating with the connected nodes to discover what they offer and how they can be incorporated within the network.</text:p>
        </text:list-item>
        <text:list-item>
          <text:p text:style-name="P20">Agreement: this section comes down to there being a shared agreement and consensus on the task provided. In this case, determining whether or not a mathematical equation is valid or not.</text:p>
        </text:list-item>
        <text:list-item>
          <text:p text:style-name="P21">Action: an action to showcase the agreement reached.</text:p>
        </text:list-item>
      </text:list>
      <text:p text:style-name="P22">All of these features we accomplished and will be discussed in further detail throughout the report.</text:p>
      <text:p text:style-name="P23"><text:span text:style-name="T24">TXP protocol: //</text:span><text:span text:style-name="T25">TODO</text:span></text:p>
      <text:p text:style-name="P26">for the project, a UDP base was built upon until the final TXP product was built. TXP stands for Transmission-Express-Protocol, this being a protocol that was created to handle with all possible packets within the network in an “express” manner.</text:p>
      <text:p text:style-name="P27"><text:span text:style-name="T28">Pr</text:span><text:span text:style-name="T29">ivate Internet Protocol (PIP)</text:span><text:span text:style-name="T30">:<text:s/></text:span><text:span text:style-name="T31">a pro</text:span><text:span text:style-name="T32">tocol was built to deal with the interactions between the server and clients, this protocol was more of the front end of the development of the project.</text:span></text:p>
      <text:p text:style-name="P33">The way in which the server and clients would deal with the different packets was by receiving them and checking which type of header they had, if the header matched one of the ones that TXP handles, it would be dealt with accordingly, this will be discussed in further details to follow.</text:p>
      <text:p text:style-name="P34">The types of packets that<text:s/>the PIP<text:s/>was built to deal with were:</text:p>
      <text:list text:style-name="LFO1" text:continue-numbering="true">
        <text:list-item>
          <text:p text:style-name="P35">PacketHello</text:p>
        </text:list-item>
        <text:list-item>
          <text:p text:style-name="P36">PacketRequestVote</text:p>
        </text:list-item>
        <text:list-item>
          <text:p text:style-name="P37">PacketAnswerVote</text:p>
        </text:list-item>
        <text:list-item>
          <text:p text:style-name="P38">PacketBroadcastVote</text:p>
        </text:list-item>
        <text:list-item>
          <text:p text:style-name="P39">PacketBroadcastVoteResult</text:p>
        </text:list-item>
      </text:list>
      <text:p text:style-name="P40">These would be differentiated by header types, and depending on which packet was received, different actions would be executed.<text:s/></text:p>
      <text:p text:style-name="P41">The protocol consisted in the server starting up and directly entering listening mode, when a client joined said server, a “helloPacket” would be sent and the server would handle this by sending back a “hellopacket” including all of the servers’ features. In addition to this, the server would create a list of the clients that have joined, and this list would be distributed to all clients<text:s/><text:soft-page-break/>on command, thus enabling the discovery of nodes between clients. This list included both the client ID as well as the features each client has.<text:s/></text:p>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90%"/>
      <style:text-properties style:font-name="Calibri Light" style:font-name-asian="Times New Roman" style:font-name-complex="Times New Roman" fo:color="#404040" fo:letter-spacing="-0.0069in" style:letter-kerning="true" fo:font-size="28pt" style:font-size-asian="28pt" style:font-size-complex="28pt" fo:language="en" fo:country="US" fo:hyphenate="false"/>
    </style:style>
    <style:style style:name="TitleChar" style:display-name="Title Char" style:family="text" style:parent-style-name="DefaultParagraphFont">
      <style:text-properties style:font-name="Calibri Light" style:font-name-asian="Times New Roman" style:font-name-complex="Times New Roman" fo:color="#404040" fo:letter-spacing="-0.0069in" style:letter-kerning="true" fo:font-size="28pt" style:font-size-asian="28pt" style:font-size-complex="28pt" fo:language="en" fo:country="US"/>
    </style:style>
    <style:style style:name="Subtitle" style:display-name="Subtitle" style:family="paragraph" style:parent-style-name="Normal" style:next-style-name="Normal">
      <style:text-properties style:font-name-asian="Times New Roman" style:font-name-complex="Times New Roman" fo:color="#5A5A5A" fo:letter-spacing="0.0104in" style:letter-kerning="false" fo:language="en" fo:country="US" fo:hyphenate="false"/>
    </style:style>
    <style:style style:name="SubtitleChar" style:display-name="Subtitle Char" style:family="text" style:parent-style-name="DefaultParagraphFont">
      <style:text-properties style:font-name-asian="Times New Roman" style:font-name-complex="Times New Roman" fo:color="#5A5A5A" fo:letter-spacing="0.0104in" style:letter-kerning="false" fo:language="en" fo:country="US"/>
    </style:style>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Equation Solving Network Using TXP</dc:subject>
    <meta:initial-creator>parker kavanagh</meta:initial-creator>
    <dc:creator>parker kavanagh</dc:creator>
    <meta:creation-date>2024-03-30T14:15:00Z</meta:creation-date>
    <dc:date>2024-03-30T14:59:00Z</dc:date>
    <meta:template xlink:href="Normal.dotm" xlink:type="simple"/>
    <meta:editing-cycles>1</meta:editing-cycles>
    <meta:editing-duration>PT2580S</meta:editing-duration>
    <meta:document-statistic meta:page-count="3" meta:paragraph-count="5" meta:word-count="408" meta:character-count="2732" meta:row-count="19" meta:non-whitespace-character-count="2329"/>
  </office:meta>
</office:document-meta>
</file>